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5.971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Tahoma" fo:font-weight="bold" style:font-weight-asian="bold" style:font-weight-complex="bold"/>
    </style:style>
    <style:style style:name="ce2" style:family="table-cell" style:parent-style-name="Default">
      <style:text-properties style:font-name="Tahoma"/>
    </style:style>
    <style:style style:name="ce3" style:family="table-cell" style:parent-style-name="Default" style:data-style-name="N37">
      <style:text-properties style:font-name="Tahom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Project Schedule</text:p>
          </table:table-cell>
          <table:table-cell table:number-columns-repeated="1023"/>
        </table:table-row>
        <table:table-row table:style-name="ro1">
          <table:table-cell office:value-type="string">
            <text:p>Daily Express Puzz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ubmitted Date</text:p>
          </table:table-cell>
          <table:table-cell table:style-name="ce1" office:value-type="string">
            <text:p>Detail</text:p>
          </table:table-cell>
          <table:table-cell table:style-name="ce1" office:value-type="string">
            <text:p>Responsible Person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01-18">
            <text:p>18/01/11</text:p>
          </table:table-cell>
          <table:table-cell office:value-type="string">
            <text:p>Project Start</text:p>
          </table:table-cell>
          <table:table-cell office:value-type="string">
            <text:p>---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1-01-19">
            <text:p>19/01/11</text:p>
          </table:table-cell>
          <table:table-cell office:value-type="string">
            <text:p>Option and PuzzleSelect UI finish</text:p>
          </table:table-cell>
          <table:table-cell office:value-type="string">
            <text:p>Chaichat Athiwarakun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1-01-20">
            <text:p>20/01/11</text:p>
          </table:table-cell>
          <table:table-cell office:value-type="string">
            <text:p>Option and PuzzleSelect Logic finish</text:p>
          </table:table-cell>
          <table:table-cell office:value-type="string">
            <text:p>Chaichat Athiwarakun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01-21">
            <text:p>21/01/11</text:p>
          </table:table-cell>
          <table:table-cell office:value-type="string">
            <text:p>Menu UI finish</text:p>
          </table:table-cell>
          <table:table-cell office:value-type="string">
            <text:p>Chaichat Athiwarakun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01-24">
            <text:p>24/01/11</text:p>
          </table:table-cell>
          <table:table-cell office:value-type="string">
            <text:p>Menu Logic finish</text:p>
          </table:table-cell>
          <table:table-cell office:value-type="string">
            <text:p>Chaichat Athiwarakun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01-25">
            <text:p>25/01/11</text:p>
          </table:table-cell>
          <table:table-cell office:value-type="string">
            <text:p>Number Crunch UI finish</text:p>
          </table:table-cell>
          <table:table-cell office:value-type="string">
            <text:p>Chaichat Athiwarakun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01-26">
            <text:p>26/01/11</text:p>
          </table:table-cell>
          <table:table-cell office:value-type="string">
            <text:p>Number Crunch file parse</text:p>
          </table:table-cell>
          <table:table-cell office:value-type="string">
            <text:p>Chaichat Athiwarakun</text:p>
          </table:table-cell>
          <table:table-cell table:number-columns-repeated="1021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4">14/01/2011</text:date>, <text:time>17:4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et Chetchaiyan</meta:initial-creator>
    <meta:creation-date>2011-01-14T16:43:48.42</meta:creation-date>
    <dc:date>2011-01-14T17:49:24.51</dc:date>
    <dc:creator>Chet Chetchaiyan</dc:creator>
    <meta:editing-duration>PT00H50M25S</meta:editing-duration>
    <meta:editing-cycles>2</meta:editing-cycles>
    <meta:generator>OpenOffice.org/3.2$Win32 OpenOffice.org_project/320m18$Build-9502</meta:generator>
    <meta:document-statistic meta:table-count="3" meta:cell-count="26" meta:object-count="0"/>
  </office:meta>
</office:document-meta>
</file>